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c335" officeooo:paragraph-rsid="0014c335"/>
    </style:style>
    <style:style style:name="P2" style:family="paragraph" style:parent-style-name="Text_20_body">
      <style:text-properties officeooo:rsid="00167f0b" officeooo:paragraph-rsid="00167f0b"/>
    </style:style>
    <style:style style:name="P3" style:family="paragraph" style:parent-style-name="Text_20_body">
      <style:text-properties officeooo:rsid="00168b9c" officeooo:paragraph-rsid="00168b9c"/>
    </style:style>
    <style:style style:name="P4" style:family="paragraph" style:parent-style-name="Text_20_body">
      <style:text-properties fo:language="ru" fo:country="RU" officeooo:rsid="00179ac4" officeooo:paragraph-rsid="00179ac4"/>
    </style:style>
    <style:style style:name="P5" style:family="paragraph" style:parent-style-name="Text_20_body">
      <style:text-properties fo:language="ru" fo:country="RU" officeooo:rsid="0017ae2d" officeooo:paragraph-rsid="0017ae2d"/>
    </style:style>
    <style:style style:name="P6" style:family="paragraph" style:parent-style-name="Text_20_body">
      <style:text-properties officeooo:rsid="00179ac4" officeooo:paragraph-rsid="00179ac4"/>
    </style:style>
    <style:style style:name="P7" style:family="paragraph" style:parent-style-name="Text_20_body" style:list-style-name="L1">
      <style:text-properties officeooo:rsid="00179ac4" officeooo:paragraph-rsid="00179ac4"/>
    </style:style>
    <style:style style:name="P8" style:family="paragraph" style:parent-style-name="Text_20_body" style:list-style-name="L2">
      <style:text-properties officeooo:rsid="00179ac4" officeooo:paragraph-rsid="00179ac4"/>
    </style:style>
    <style:style style:name="P9" style:family="paragraph" style:parent-style-name="Heading_20_1">
      <style:text-properties officeooo:rsid="0014c335" officeooo:paragraph-rsid="0014c335"/>
    </style:style>
    <style:style style:name="P10" style:family="paragraph" style:parent-style-name="Heading_20_1">
      <style:text-properties officeooo:rsid="00168b9c" officeooo:paragraph-rsid="00168b9c"/>
    </style:style>
    <style:style style:name="P11" style:family="paragraph" style:parent-style-name="Heading_20_1">
      <style:text-properties officeooo:rsid="00179ac4" officeooo:paragraph-rsid="00179ac4"/>
    </style:style>
    <style:style style:name="P12" style:family="paragraph" style:parent-style-name="Heading_20_1">
      <style:text-properties officeooo:rsid="0017ae2d" officeooo:paragraph-rsid="0017ae2d"/>
    </style:style>
    <style:style style:name="P13" style:family="paragraph" style:parent-style-name="Heading_20_2">
      <style:text-properties officeooo:rsid="00168b9c" officeooo:paragraph-rsid="00168b9c"/>
    </style:style>
    <style:style style:name="P14" style:family="paragraph" style:parent-style-name="Heading_20_2">
      <style:text-properties officeooo:rsid="00179ac4" officeooo:paragraph-rsid="00179ac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67f0b"/>
    </style:style>
    <style:style style:name="T4" style:family="text">
      <style:text-properties officeooo:rsid="00168b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оиск лиц на сайтах</text:p>
      <text:h text:style-name="Heading_20_1" text:outline-level="1">Суть</text:h>
      <text:p text:style-name="Text_20_body">Данный проект позволяет найти на <text:span text:style-name="T4">произвольном</text:span> <text:span text:style-name="T2">целевом </text:span>сайте фотографии с конкретным человеком.</text:p>
      <text:h text:style-name="P9" text:outline-level="1">Решаемая проблема и ее актуальность</text:h>
      <text:p text:style-name="P1">Лицо любого человека в соответствии ст. 152.2 ГК РФ принадлежит ему самому. В частности, он имеет право запретить публиковать свои изображения (за исключением ряда случаев). По крайней мере, мы считаем неотъемлемым правом гражданина знать, что его фотографии расположены где-то в публичном доступе. Наш проект значительно облегчает реализацию этого права.</text:p>
      <text:p text:style-name="P1">К сожалению, некоторые журналисты и редакторы, фотографы, блогеры размещают на своих страницах и сайтах фотографии людей не имея на то законного права. Наш продукт призван в том числе привить культуру публикации <text:span text:style-name="T3">изображений людей.</text:span></text:p>
      <text:p text:style-name="P2">С другой стороны, некоторым людям было бы приятно найти себя не только в социальных сетях, но и на новостных сайтах или каких-то фотоотчетах мероприятий. Если у человека есть подозрение, что его фотографии могут быть где-то опубликованы, наше решение позволит ему проверить свою гипотезу без утомительного ручного поиска.</text:p>
      <text:h text:style-name="P10" text:outline-level="1">Аналоги</text:h>
      <text:p text:style-name="P3">У представленного проекта есть аналоги, но все они ориентированы на работу с каким-то конкретным сайтом, как правило, с различными социальными сетями.</text:p>
      <text:h text:style-name="P10" text:outline-level="1">Устройство и подробности реализации</text:h>
      <text:h text:style-name="P13" text:outline-level="2">Общая схема</text:h>
      <text:p text:style-name="P4">Система состоит из 3-х модулей: поискового робота, базы данных и системы распознавания лиц.</text:p>
      <text:h text:style-name="P14" text:outline-level="2"><text:soft-page-break/>Поисковый робот</text:h>
      <text:p text:style-name="P6">На данный момент роботу на вход подается список страниц в интернете, с которых в базу данных выкачиваются все изображения с метаданными.</text:p>
      <text:h text:style-name="P14" text:outline-level="2">База данных</text:h>
      <text:p text:style-name="P6">Пока база данных представляет собой одну таблицу и папку, играющую роль хранилища картинок. Таблица хранится в <text:span text:style-name="T1">csv-</text:span><text:span text:style-name="T2">файле и содержит столбцы:</text:span></text:p>
      <text:list xml:id="list1688954269" text:style-name="L1">
        <text:list-item>
          <text:p text:style-name="P7"><text:span text:style-name="T2">Имя ассоциированного с записью файла картинки.</text:span></text:p>
        </text:list-item>
        <text:list-item>
          <text:p text:style-name="P7"><text:span text:style-name="T2">Адрес, откуда картинка была взята.</text:span></text:p>
        </text:list-item>
        <text:list-item>
          <text:p text:style-name="P7"><text:span text:style-name="T2">Степень схожести изображения с эталоном (фотографией пользователя).</text:span></text:p>
        </text:list-item>
      </text:list>
      <text:h text:style-name="P14" text:outline-level="2">Система распознавания лиц</text:h>
      <text:p text:style-name="P6">Система распознавания лиц реализована на основе библиотеки <text:span text:style-name="T1">dlib, </text:span><text:span text:style-name="T2">с помощью которой проводится анализ базы данных и выставление степени схожести для каждой картинки в базе.</text:span></text:p>
      <text:h text:style-name="P11" text:outline-level="1">Перспективы развития</text:h>
      <text:list xml:id="list4126817058" text:style-name="L2">
        <text:list-item>
          <text:p text:style-name="P8">Улучшить поискового робота: например, проводить первичный отсев картинок или проверять подстраницы сайта.</text:p>
        </text:list-item>
        <text:list-item>
          <text:p text:style-name="P8">Оптимизировать систему распознавания лиц: уменьшить число ошибок первого и второго рода, добавить другие библиотеки для распознавания лиц.</text:p>
        </text:list-item>
        <text:list-item>
          <text:p text:style-name="P8">Упрощение использования: добавление <text:span text:style-name="T1">GUI, </text:span><text:span text:style-name="T2">оформление в виде расширения браузера с вынесением вычислений в облако, понятное представление результатов, интеграция с социальными сетями или юридическими конторами.</text:span></text:p>
        </text:list-item>
      </text:list>
      <text:h text:style-name="P12" text:outline-level="1">Авторы</text:h>
      <text:p text:style-name="P5">Ведерников Максим</text:p>
      <text:p text:style-name="P5">Загнойко Александр</text:p>
      <text:p text:style-name="P5">Лоскутников Станисла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fo:font-size="14pt" officeooo:rsid="0014c335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1420fc" style:font-size-asian="15.75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officeooo:rsid="0014c335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55:38.701000000</meta:creation-date>
    <dc:date>2017-10-23T22:54:54.677000000</dc:date>
    <meta:editing-duration>PT31M46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2" meta:paragraph-count="29" meta:word-count="360" meta:character-count="2557" meta:non-whitespace-character-count="2242"/>
  </office:meta>
</office:document-meta>
</file>